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list-style-name="L2">
      <style:text-properties fo:font-weight="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T1" style:family="text">
      <style:text-properties fo:font-weight="bold"/>
    </style:style>
    <style:style style:name="T2" style:family="text">
      <style:text-properties fo:font-style="itali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nutzerhandbuch: GateView Analyzer</text:h>
      <text:p text:style-name="P1">Version 1.0</text:p>
      <text:h text:style-name="Heading_20_2" text:outline-level="2">1. Einleitung ?</text:h>
      <text:p text:style-name="Text_20_body">Willkommen beim GateView Analyzer! Dieses Programm ist ein leistungsstarkes Werkzeug zur Analyse von Log-Dateien aus komplexen Gepäckförderanlagen. Es wurde entwickelt, um zwei Hauptaufgaben zu erfüllen:</text:p>
      <text:list xml:id="list6886783568961459307" text:style-name="L1">
        <text:list-item>
          <text:p text:style-name="P3"><text:span text:style-name="T1">Bag-Analyse:</text:span> Die detaillierte, chronologische Nachverfolgung eines einzelnen Gepäckstücks (Wanne) durch verschiedene Systeme (Scanner, OMS, PLC). Ziel ist es, den gesamten Lebenszyklus eines Gepäckstücks zu verstehen, von der Einspeisung bis zur finalen Sortierentscheidung.</text:p>
        </text:list-item>
        <text:list-item>
          <text:p text:style-name="P3"><text:span text:style-name="T1">System-Analyse:</text:span> Eine schnelle, systemweite Suche nach Fehlern und Warnungen in einem ganzen Satz von Log-Dateien, um schnell die Ursache von Anlagenstörungen zu finden.</text:p>
        </text:list-item>
      </text:list>
      <text:p text:style-name="Text_20_body">Dieses Handbuch führt Sie durch alle Funktionen des Programms.</text:p>
      <text:p text:style-name="Horizontal_20_Line"/>
      <text:h text:style-name="Heading_20_2" text:outline-level="2">2. Programmstart</text:h>
      <text:p text:style-name="Text_20_body">Um das Programm zu starten, doppelklicken Sie auf die Anwendungsdatei <text:span text:style-name="Source_20_Text">GateView Analyzer.exe</text:span>. Es sind keine weiteren Installationsschritte notwendig.</text:p>
      <text:p text:style-name="Horizontal_20_Line"/>
      <text:h text:style-name="Heading_20_2" text:outline-level="2">3. Das Hauptfenster im Überblick</text:h>
      <text:p text:style-name="Text_20_body">Das Hauptfenster ist in mehrere Bereiche unterteilt:</text:p>
      <text:list xml:id="list586914151178985240" text:style-name="L2">
        <text:list-item>
          <text:p text:style-name="P2">Menüleiste (oben):</text:p>
          <text:list>
            <text:list-item>
              <text:p text:style-name="P4"><text:span text:style-name="T1">Datei:</text:span> Bietet die Möglichkeit, Log-Dateien per FTP von den Anlagenservern zu laden oder das Programm zu beenden.</text:p>
            </text:list-item>
            <text:list-item>
              <text:p text:style-name="P4"><text:span text:style-name="T1">Ansicht:</text:span> Ermöglicht das Umschalten zwischen einem hellen und einem dunklen Design für bessere Lesbarkeit je nach Umgebungslicht.</text:p>
            </text:list-item>
            <text:list-item>
              <text:p text:style-name="P4"><text:span text:style-name="T1">Hilfe:</text:span> Zeigt Anleitungen und Informationen über das Programm an.</text:p>
            </text:list-item>
          </text:list>
        </text:list-item>
        <text:list-item>
          <text:p text:style-name="P4"><text:span text:style-name="T1">Aktionsleiste:</text:span> Enthält die Haupt-Buttons, um die verschiedenen Analyse-Workflows zu starten.</text:p>
        </text:list-item>
        <text:list-item>
          <text:p text:style-name="P4"><text:span text:style-name="T1">Filterleiste:</text:span> Ermöglicht das schnelle Filtern der angezeigten Ergebnisse nach der <text:span text:style-name="Source_20_Text">BagID</text:span> (der eindeutigen ID des Durchlaufs) oder der <text:span text:style-name="Source_20_Text">IATA</text:span> (der physischen Wannen-Nummer).</text:p>
        </text:list-item>
        <text:list-item>
          <text:p text:style-name="P4"><text:span text:style-name="T1">Ergebnistabelle:</text:span> Die zentrale Ansicht, in der die zusammengefassten Gepäck-Durchläufe (<text:span text:style-name="Source_20_Text">Journeys</text:span>) nach dem Laden von Logs angezeigt werden.</text:p>
        </text:list-item>
        <text:list-item>
          <text:p text:style-name="P4"><text:span text:style-name="T1">Statusleiste (unten):</text:span> Informiert über den aktuellen Zustand des Programms, zeigt Ladefortschritte an und visualisiert den Status einer aktiven FTP-Verbindung (grau: inaktiv, grün: verbunden, rot: Fehler).</text:p>
        </text:list-item>
      </text:list>
      <text:p text:style-name="Horizontal_20_Line"/>
      <text:h text:style-name="Heading_20_2" text:outline-level="2"><text:soft-page-break/>4. Die Hauptfunktionen im Detail</text:h>
      <text:h text:style-name="Heading_20_3" text:outline-level="3">4.1. Workflow 1: Detaillierte Bag-Analyse</text:h>
      <text:p text:style-name="Text_20_body">Dieser Modus ist das Kernstück des Programms. Er dient dazu, den Weg eines einzelnen Gepäckstücks lückenlos zu rekonstruieren, um komplexe Fehlerfälle oder unerwartetes Systemverhalten zu verstehen.</text:p>
      <text:h text:style-name="Heading_20_4" text:outline-level="4">Schritt 1: "1. Scanner-Log öffnen"</text:h>
      <text:list xml:id="list2385915852162429221" text:style-name="L3">
        <text:list-item>
          <text:p text:style-name="P5"><text:span text:style-name="T1">Zweck:</text:span> Dies ist der obligatorische Startpunkt jeder Bag-Analyse. Das Scanner-Log (<text:span text:style-name="Source_20_Text">scanner.log</text:span> oder <text:span text:style-name="Source_20_Text">scanner_bag.log</text:span>) bildet das Rückgrat der Analyse. Es enthält die wichtigsten Informationen wie Zeitstempel, die zugeordnete <text:span text:style-name="Source_20_Text">BagID</text:span>, die IATA-Wannennummer und die erste maschinelle Entscheidung (z.B. "CLEAR", "REJECT").</text:p>
        </text:list-item>
        <text:list-item>
          <text:p text:style-name="P5"><text:span text:style-name="T1">Anwendung:</text:span> Klicken Sie auf den Button und wählen Sie die zu analysierende Log-Datei aus. Das Programm liest die Datei, identifiziert alle einzigartigen Gepäck-Durchläufe und listet sie in der Haupttabelle auf.</text:p>
        </text:list-item>
      </text:list>
      <text:h text:style-name="Heading_20_4" text:outline-level="4">Schritt 2: "2. OMS-Log hinzufügen" (Optional)</text:h>
      <text:list xml:id="list6600165273376362612" text:style-name="L4">
        <text:list-item>
          <text:p text:style-name="P6"><text:span text:style-name="T1">Zweck:</text:span> Anreicherung der Analyse mit Daten aus dem übergeordneten Order Management System (OMS). Diese Logs enthalten oft entscheidende Informationen, wie z.B. den finalen Sortierbefehl, der an die Förderanlage (SPS/PLC) gesendet wurde. Dies hilft zu verstehen, <text:span text:style-name="T2">warum</text:span> eine Wanne einen bestimmten Weg genommen hat.</text:p>
        </text:list-item>
        <text:list-item>
          <text:p text:style-name="P6"><text:span text:style-name="T1">Anwendung:</text:span> Dieser Button wird aktiv, nachdem Sie ein Scanner-Log geladen haben. Klicken Sie darauf, um eine <text:span text:style-name="Source_20_Text">oms.log</text:span>-Datei auszuwählen. Das Programm verknüpft die OMS-Daten automatisch über die <text:span text:style-name="Source_20_Text">BagID</text:span> mit den bereits geladenen Scanner-Daten.</text:p>
        </text:list-item>
      </text:list>
      <text:h text:style-name="Heading_20_4" text:outline-level="4">Schritt 3: "BRAVA/PLC Logs laden" (Optional, aber empfohlen)</text:h>
      <text:list xml:id="list2056174526475191869" text:style-name="L5">
        <text:list-item>
          <text:p text:style-name="P7"><text:span text:style-name="T1">Zweck:</text:span> Dies ist der entscheidende Schritt für eine tiefgehende Analyse. Hier werden die "Low-Level"-Daten der Anlage hinzugefügt.</text:p>
          <text:list>
            <text:list-item>
              <text:p text:style-name="P7"><text:span text:style-name="T1">PLC-Logs (</text:span><text:span text:style-name="Source_20_Text"><text:span text:style-name="T1">PlcLog.csv</text:span></text:span><text:span text:style-name="T1">):</text:span> Liefern die "physische Wahrheit" von der Förderanlage. Sie zeigen, wo sich eine Wanne tatsächlich befand. Der Parser erkennt:</text:p>
              <text:list>
                <text:list-item>
                  <text:p text:style-name="P7"><text:span text:style-name="T1">Positionen:</text:span> Passieren von Lichtschranken (<text:span text:style-name="Source_20_Text">IBDR</text:span>/<text:span text:style-name="Source_20_Text">XBDP</text:span>).</text:p>
                </text:list-item>
                <text:list-item>
                  <text:p text:style-name="P7"><text:span text:style-name="T1">Aktionen:</text:span> Aktivierung von Weichen (<text:span text:style-name="Source_20_Text">Diverter... activated</text:span>).</text:p>
                </text:list-item>
                <text:list-item>
                  <text:p text:style-name="P7"><text:span text:style-name="T1">Zustände:</text:span> Warten an einem Schalter (<text:span text:style-name="Source_20_Text">stopped at switch...</text:span>).</text:p>
                </text:list-item>
                <text:list-item>
                  <text:p text:style-name="P7"><text:span text:style-name="T1">Entscheidungen:</text:span> Übersetzt <text:span text:style-name="Source_20_Text">TD</text:span>-Codes (z.B. <text:span text:style-name="Source_20_Text">TD-6</text:span> -&gt; "Bag Spacing Error") und <text:span text:style-name="Source_20_Text">SD</text:span>-Codes (z.B. <text:span text:style-name="Source_20_Text">SD-15</text:span> -&gt; "Timeout") in Klartext.</text:p>
                </text:list-item>
              </text:list>
            </text:list-item>
            <text:list-item>
              <text:p text:style-name="P7"><text:span text:style-name="T1">BRAVA-Logs (HMI):</text:span> Liefern den Kontext der Mensch-Maschine-Schnittstelle. Sie beantworten die Frage: "Was hat der Operator getan?". Der Parser erkennt:</text:p>
              <text:list>
                <text:list-item>
                  <text:p text:style-name="P7"><text:span text:style-name="T1">Manuelle Eingriffe:</text:span> <text:span text:style-name="Source_20_Text">"Manueller Umleitungsbefehl..."</text:span>.</text:p>
                </text:list-item>
                <text:list-item>
                  <text:p text:style-name="P7"><text:span text:style-name="T1">Wartezeiten:</text:span> <text:span text:style-name="Source_20_Text">"System wartet auf eine Operator-Entscheidung"</text:span>.</text:p>
                </text:list-item>
              </text:list>
            </text:list-item>
          </text:list>
        </text:list-item>
        <text:list-item>
          <text:p text:style-name="P7"><text:span text:style-name="T1">Anwendung:</text:span> Klicken Sie auf den Button und laden Sie die Datei lokal oder per FTP. Das Programm erkennt den Dateityp automatisch und ordnet die Ereignisse der passenden <text:soft-page-break/><text:span text:style-name="Source_20_Text">BagID</text:span> zu, indem es die letzten vier Ziffern der langen IATA-Nummer (<text:span text:style-name="Source_20_Text">000L**0453**</text:span>) verwendet.</text:p>
        </text:list-item>
      </text:list>
      <text:h text:style-name="Heading_20_4" text:outline-level="4">Die Ergebnis-Tabelle verstehen</text:h>
      <text:list xml:id="list7309776405167594234" text:style-name="L6">
        <text:list-item>
          <text:p text:style-name="P8"><text:span text:style-name="T1">Datenquellen (NEU):</text:span> Diese Spalte ist ein schneller Indikator. Sie zeigt Ihnen sofort, für welche Gepäck-Durchläufe Sie zusätzliche, kontextreiche Daten aus <text:span text:style-name="Source_20_Text">OMS</text:span> oder <text:span text:style-name="Source_20_Text">PLC</text:span> geladen haben. Das hilft Ihnen, die interessantesten Fälle für eine Detail-Analyse zu identifizieren.</text:p>
        </text:list-item>
      </text:list>
      <text:h text:style-name="Heading_20_4" text:outline-level="4">Die Detail-Analyse (Doppelklick)</text:h>
      <text:p text:style-name="Text_20_body">Machen Sie einen <text:span text:style-name="T1">Doppelklick auf eine Zeile</text:span>, um das Detailfenster zu öffnen. Hier wird die "Geschichte" des Gepäckstücks erzählt.</text:p>
      <text:list xml:id="list1903231774049022020" text:style-name="L7">
        <text:list-item>
          <text:p text:style-name="P9"><text:span text:style-name="T1">Zusammenfassung:</text:span> Die wichtigsten Ergebnisse (IATA, Maschinen-Entscheid, Operator-Entscheid, Finaler Befehl an PLC) auf einen Blick. Ideal für eine schnelle Einschätzung.</text:p>
        </text:list-item>
        <text:list-item>
          <text:p text:style-name="P9"><text:span text:style-name="T1">Klartext-Analyse (wichtigster Tab):</text:span> Dies ist die Stärke des Programms. Es führt alle Ereignisse aus allen geladenen Dateien zu einer einzigen, chronologischen und verständlichen Erzählung zusammen. Hier können Sie Ursache-Wirkungs-Ketten nachvollziehen, z.B.:</text:p>
          <text:list>
            <text:list-item>
              <text:p text:style-name="P9"><text:span text:style-name="Source_20_Text">[PLC] Zustand: Wanne wartet an Weiche 'S02'.</text:span></text:p>
            </text:list-item>
            <text:list-item>
              <text:p text:style-name="P9"><text:span text:style-name="Source_20_Text">[HMI] System wartet auf eine Operator-Entscheidung.</text:span></text:p>
            </text:list-item>
            <text:list-item>
              <text:p text:style-name="P9"><text:span text:style-name="Source_20_Text">[OMS] Finaler Befehl an Förderanlage gesendet: REJECT.</text:span></text:p>
            </text:list-item>
          </text:list>
        </text:list-item>
        <text:list-item>
          <text:p text:style-name="P9"><text:span text:style-name="T1">Weitere Tabs (Scanner, OMS, PLC):</text:span> Diese Tabs enthalten die unverarbeiteten Original-Logzeilen ("Rohdaten") für Experten, die die Klartext-Analyse überprüfen oder noch tiefere Details suchen möchten.</text:p>
        </text:list-item>
      </text:list>
      <text:h text:style-name="Heading_20_3" text:outline-level="3">4.2. Workflow 2: Schnelle System-Analyse ⚡</text:h>
      <text:p text:style-name="Text_20_body">Dieser Modus ist für die schnelle Fehlersuche bei einer allgemeinen Anlagenstörung konzipiert.</text:p>
      <text:h text:style-name="Heading_20_4" text:outline-level="4">Schritt 1: "System-Analyse" starten</text:h>
      <text:list xml:id="list6475967475747037382" text:style-name="L8">
        <text:list-item>
          <text:p text:style-name="P10"><text:span text:style-name="T1">Anwendung:</text:span> Ein Klick auf diesen Button öffnet ein separates Fenster, das auf die systemweite Fehlersuche spezialisiert ist.</text:p>
        </text:list-item>
      </text:list>
      <text:h text:style-name="Heading_20_4" text:outline-level="4">Schritt 2: "Log-Ordner analysieren"</text:h>
      <text:list xml:id="list5379576728906958117" text:style-name="L9">
        <text:list-item>
          <text:p text:style-name="P11"><text:span text:style-name="T1">Anwendung:</text:span> Wählen Sie einen Ordner aus, der eine Sammlung von Log-Dateien von der Anlage enthält.</text:p>
        </text:list-item>
        <text:list-item>
          <text:p text:style-name="P11"><text:span text:style-name="T1">Intelligente und schnelle Filterung:</text:span> Das Programm liest <text:span text:style-name="T1">nicht</text:span> alle Dateien. Es durchsucht den Ordner gezielt nur nach einer vordefinierten Liste der wichtigsten Log-Dateien (z.B. <text:span text:style-name="Source_20_Text">scs.log</text:span>, <text:span text:style-name="Source_20_Text">app.log</text:span>, <text:span text:style-name="Source_20_Text">bms.log</text:span>, etc.) und ignoriert irrelevante Logs. Anschließend werden diese Dateien mit hochoptimierten Betriebssystem-Tools blitzschnell nach Fehler-Schlüsselwörtern (<text:span text:style-name="Source_20_Text">ERROR</text:span>, <text:span text:style-name="Source_20_Text">FAIL</text:span>, <text:span text:style-name="Source_20_Text">FAULT</text:span>, <text:span text:style-name="Source_20_Text">WARNING</text:span>) durchsucht.</text:p>
        </text:list-item>
        <text:list-item>
          <text:p text:style-name="P11"><text:span text:style-name="T1">Ergebnis:</text:span> Sie erhalten eine sofortige Liste aller gefundenen Fehlerzeilen, sortiert nach der Quelldatei. Suchen Sie hier nach Fehlerhäufungen zu einem bestimmten Zeitpunkt, um Kaskadenfehler zu identifizieren, oder prüfen Sie die <text:span text:style-name="Source_20_Text">SourceFile</text:span>-Spalte, um zu sehen, welche Anlagenkomponente die meisten Probleme gemeldet hat.</text:p>
        </text:list-item>
      </text:list>
      <text:h text:style-name="Heading_20_3" text:outline-level="3"><text:soft-page-break/>4.3. Workflow 3: FTP-Download</text:h>
      <text:p text:style-name="Text_20_body">Diese Funktion erspart Ihnen das manuelle Kopieren von Log-Dateien von den Servern.</text:p>
      <text:list xml:id="list4434221854802361886" text:style-name="L10">
        <text:list-item>
          <text:p text:style-name="P12"><text:span text:style-name="T1">FTP-Dialog öffnen:</text:span> Über das Menü <text:span text:style-name="Source_20_Text">Datei</text:span> -&gt; <text:span text:style-name="Source_20_Text">Logs von FTP laden...</text:span>.</text:p>
        </text:list-item>
        <text:list-item>
          <text:p text:style-name="P12"><text:span text:style-name="T1">Profil auswählen:</text:span> Wählen Sie ein vorkonfiguriertes Profil. Profile ersparen Ihnen die wiederholte Eingabe von Serverdaten.</text:p>
          <text:list>
            <text:list-item>
              <text:p text:style-name="P12"><text:span text:style-name="T1">"Clearscan":</text:span> Dieses Profil ist speziell für die System-Analyse gedacht und lädt die vordefinierte Liste der wichtigsten System-Logs herunter.</text:p>
            </text:list-item>
            <text:list-item>
              <text:p text:style-name="P12"><text:span text:style-name="T1">Andere Profile (z.B. "BRAVA TRS"):</text:span> Können für spezifische Aufgaben konfiguriert werden.</text:p>
            </text:list-item>
          </text:list>
        </text:list-item>
        <text:list-item>
          <text:p text:style-name="P12"><text:span text:style-name="T1">Download &amp; Speicherung:</text:span> Ein Log-Fenster zeigt den Fortschritt. Dateien, die auf dem Server nicht gefunden werden, werden automatisch übersprungen. Alle Dateien werden sauber in einem Ordner mit dem <text:span text:style-name="T1">aktuellen Datum</text:span> (z.B. <text:span text:style-name="Source_20_Text">Gateview/2025-10-09</text:span>) auf Ihrem Computer gespeichert, um die Ordnung zu wahren.</text:p>
        </text:list-item>
      </text:list>
      <text:p text:style-name="Horizontal_20_Line"/>
      <text:h text:style-name="Heading_20_2" text:outline-level="2">5. Fehlerbehebung / Häufige Fragen ?</text:h>
      <text:list xml:id="list4558152168072878692" text:style-name="L11">
        <text:list-item>
          <text:p text:style-name="P13"><text:span text:style-name="T1">Frage:</text:span> In der Spalte "Datenquellen" wird nichts angezeigt.</text:p>
          <text:list>
            <text:list-item>
              <text:p text:style-name="P13"><text:span text:style-name="T1">Antwort:</text:span> Das ist korrekt, wenn Sie nur eine Scanner-Log-Datei geladen haben. Die Spalte füllt sich erst, wenn Sie zusätzlich eine <text:span text:style-name="Source_20_Text">oms.log</text:span>- oder <text:span text:style-name="Source_20_Text">PlcLog.csv</text:span>-Datei hinzufügen, die passende <text:span text:style-name="Source_20_Text">BagID</text:span>s enthält.</text:p>
            </text:list-item>
          </text:list>
        </text:list-item>
        <text:list-item>
          <text:p text:style-name="P13"><text:span text:style-name="T1">Frage:</text:span> Der Doppelklick auf eine Zeile funktioniert nicht.</text:p>
          <text:list>
            <text:list-item>
              <text:p text:style-name="P13"><text:span text:style-name="T1">Antwort:</text:span> Das Programm enthält eine verbesserte Fehlerbehandlung. Wenn ein Klick nicht funktioniert, sollte eine detaillierte Fehlermeldung erscheinen. Stellen Sie sicher, dass die geladenen Log-Dateien nicht korrupt sind.</text:p>
            </text:list-item>
          </text:list>
        </text:list-item>
        <text:list-item>
          <text:p text:style-name="P13"><text:span text:style-name="T1">Frage:</text:span> Die System-Analyse ist sehr schnell, aber das erste Laden einer großen Bag-Analyse-Datei dauert lange.</text:p>
          <text:list>
            <text:list-item>
              <text:p text:style-name="P13"><text:span text:style-name="T1">Antwort:</text:span> Das ist normal. Die System-Analyse nutzt einen Trick und filtert die Dateien vor. Die Bag-Analyse muss die Dateien komplett einlesen, um die Wege der Gepäckstücke zu rekonstruieren, was bei großen Dateien dauern kann.</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09T20:48:18.44</meta:creation-date>
    <meta:document-statistic meta:table-count="0" meta:image-count="0" meta:object-count="0" meta:page-count="4" meta:paragraph-count="71" meta:word-count="1173" meta:character-count="8692"/>
    <dc:date>2025-10-09T20:54:50.94</dc:date>
    <meta:editing-duration>PT6M33S</meta:editing-duration>
    <meta:editing-cycles>1</meta:editing-cycles>
    <meta:generator>OpenOffice/4.1.15$Win32 OpenOffice.org_project/4115m2$Build-9813</meta:generator>
  </office:meta>
</office:document-meta>
</file>